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99d" officeooo:paragraph-rsid="00173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下列</text:p>
      <text:p text:style-name="P1">以上</text:p>
      <text:p text:style-name="P1">不同</text:p>
      <text:p text:style-name="P1">说法</text:p>
      <text:p text:style-name="P1">说明</text:p>
      <text:p text:style-name="P1">答案</text:p>
      <text:p text:style-name="P1">叙述</text:p>
      <text:p text:style-name="P1">表示</text:p>
      <text:p text:style-name="P1">错误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31:45.969996956</meta:creation-date>
    <dc:date>2018-09-19T18:54:39.674514701</dc:date>
    <meta:editing-duration>PT1H12M53S</meta:editing-duration>
    <meta:editing-cycles>1</meta:editing-cycles>
    <meta:document-statistic meta:table-count="0" meta:image-count="0" meta:object-count="0" meta:page-count="1" meta:paragraph-count="9" meta:word-count="18" meta:character-count="18" meta:non-whitespace-character-count="18"/>
    <meta:generator>LibreOffice/5.2.2.2$Linux_X86_64 LibreOffice_project/20m0$Build-2</meta:generator>
  </office:meta>
</office:document-meta>
</file>